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TimesNewRomanPS-BoldMT" svg:font-family="TimesNewRomanPS-BoldMT" style:font-family-generic="system" style:font-pitch="variable"/>
    <style:font-face style:name="Georgia-Italic" svg:font-family="Georgia-Italic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0694in" fo:margin-bottom="0.0694in" fo:line-height="100%"/>
    </style:style>
    <style:style style:name="T2" style:parent-style-name="DefaultParagraphFont" style:family="text">
      <style:text-properties style:font-name="Georgia" style:font-name-complex="Times New Roman" fo:font-weight="bold" style:font-weight-asian="bold" style:font-weight-complex="bold" fo:color="#000000" fo:font-size="20pt" style:font-size-asian="20pt" style:font-size-complex="20pt"/>
    </style:style>
    <style:style style:name="P3" style:parent-style-name="Standard" style:family="paragraph">
      <style:paragraph-properties fo:text-align="center" fo:margin-top="0.0694in" fo:margin-bottom="0.0694in" fo:line-height="100%"/>
    </style:style>
    <style:style style:name="T4" style:parent-style-name="DefaultParagraphFont" style:family="text">
      <style:text-properties style:font-name="Georgia" style:font-name-asian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Georgia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Georgia" style:font-name-asian="Times New Roman" style:font-name-complex="Times New Roman" fo:font-size="12pt" style:font-size-asian="12pt" style:font-size-complex="12pt"/>
    </style:style>
    <style:style style:name="P7" style:parent-style-name="Standard" style:family="paragraph">
      <style:paragraph-properties fo:text-align="center" fo:margin-top="0.0694in" fo:margin-bottom="0.0694in" fo:line-height="100%"/>
    </style:style>
    <style:style style:name="T8" style:parent-style-name="DefaultParagraphFont" style:family="text">
      <style:text-properties style:font-name="Georgia" style:font-name-asian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margin-bottom="0in" fo:line-height="100%"/>
      <style:text-properties style:font-name="Georgi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T12" style:parent-style-name="DefaultParagraphFont" style:family="text">
      <style:text-properties style:font-name="Georgia" style:font-name-complex="Arial" fo:font-weight="bold" style:font-weight-asian="bold" fo:font-size="10pt" style:font-size-asian="10pt" style:font-size-complex="10pt"/>
    </style:style>
    <style:style style:name="T13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14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15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16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17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18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19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20" style:parent-style-name="DefaultParagraphFont" style:family="text">
      <style:text-properties style:font-name="Georgia" style:font-name-complex="Arial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22" style:parent-style-name="DefaultParagraphFont" style:family="text">
      <style:text-properties style:font-name="Georgia" style:font-name-complex="Arial" fo:font-weight="bold" style:font-weight-asian="bold" fo:font-size="10pt" style:font-size-asian="10pt" style:font-size-complex="10pt"/>
    </style:style>
    <style:style style:name="T23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24" style:parent-style-name="DefaultParagraphFont" style:family="text">
      <style:text-properties style:font-name="Georgia" style:font-name-complex="Arial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26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27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28" style:parent-style-name="DefaultParagraphFont" style:family="text">
      <style:text-properties style:font-name="Georgia" style:font-name-complex="Arial" fo:font-weight="bold" style:font-weight-asian="bold" fo:font-size="10pt" style:font-size-asian="10pt" style:font-size-complex="10pt"/>
    </style:style>
    <style:style style:name="T29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T30" style:parent-style-name="DefaultParagraphFont" style:family="text">
      <style:text-properties style:font-name="Georgia" style:font-name-complex="Arial" fo:font-size="10pt" style:font-size-asian="10pt" style:font-size-complex="10pt"/>
    </style:style>
    <style:style style:name="P31" style:parent-style-name="Standard" style:family="paragraph">
      <style:paragraph-properties fo:text-align="center"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32" style:parent-style-name="Standard" style:family="paragraph">
      <style:paragraph-properties fo:text-align="center" fo:margin-bottom="0in" fo:line-height="100%"/>
    </style:style>
    <style:style style:name="T33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</style:style>
    <style:style style:name="T36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39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42" style:parent-style-name="Standard" style:family="paragraph">
      <style:paragraph-properties fo:margin-bottom="0in" fo:line-height="100%"/>
    </style:style>
    <style:style style:name="T43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46" style:parent-style-name="Standard" style:family="paragraph">
      <style:paragraph-properties fo:margin-bottom="0in" fo:line-height="100%"/>
    </style:style>
    <style:style style:name="T47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48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49" style:parent-style-name="Standard" style:family="paragraph">
      <style:paragraph-properties fo:margin-bottom="0in" fo:line-height="100%"/>
    </style:style>
    <style:style style:name="T50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51" style:parent-style-name="Standard" style:family="paragraph">
      <style:paragraph-properties fo:margin-bottom="0in" fo:line-height="100%"/>
    </style:style>
    <style:style style:name="T52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53" style:parent-style-name="Standard" style:family="paragraph">
      <style:paragraph-properties fo:margin-bottom="0in" fo:line-height="100%"/>
    </style:style>
    <style:style style:name="T54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55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56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57" style:parent-style-name="Standard" style:family="paragraph">
      <style:paragraph-properties fo:margin-bottom="0in" fo:line-height="100%"/>
    </style:style>
    <style:style style:name="T58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59" style:parent-style-name="Standard" style:family="paragraph">
      <style:paragraph-properties fo:margin-bottom="0in" fo:line-height="100%"/>
    </style:style>
    <style:style style:name="T60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T61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T62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T63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T64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</style:style>
    <style:style style:name="T66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67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68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69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70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71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72" style:parent-style-name="Standard" style:family="paragraph">
      <style:paragraph-properties fo:margin-bottom="0in" fo:line-height="100%"/>
    </style:style>
    <style:style style:name="T73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74" style:parent-style-name="Standard" style:family="paragraph">
      <style:paragraph-properties fo:margin-bottom="0in" fo:line-height="100%"/>
    </style:style>
    <style:style style:name="P75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DefaultParagraphFont" style:family="text">
      <style:text-properties style:font-name="Georgia" style:font-name-complex="Georgia" fo:font-weight="bold" style:font-weight-asian="bold" fo:color="#000000" fo:font-size="10pt" style:font-size-asian="10pt" style:font-size-complex="10pt"/>
    </style:style>
    <style:style style:name="P78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79" style:parent-style-name="Standard" style:family="paragraph">
      <style:paragraph-properties fo:margin-bottom="0in" fo:line-height="100%"/>
    </style:style>
    <style:style style:name="T80" style:parent-style-name="DefaultParagraphFont" style:family="text">
      <style:text-properties style:font-name="Georgia" style:font-name-complex="Georgia" fo:font-weight="bold" style:font-weight-asian="bold" fo:font-style="italic" style:font-style-asian="italic" fo:color="#000000" fo:font-size="10pt" style:font-size-asian="10pt" style:font-size-complex="10pt"/>
    </style:style>
    <style:style style:name="P81" style:parent-style-name="Standard" style:family="paragraph">
      <style:paragraph-properties fo:margin-bottom="0in" fo:line-height="100%"/>
    </style:style>
    <style:style style:name="T82" style:parent-style-name="DefaultParagraphFont" style:family="text">
      <style:text-properties style:font-name="Georgia" style:font-name-complex="Georgia" fo:font-weight="bold" style:font-weight-asian="bold" fo:color="#000000" fo:font-size="10pt" style:font-size-asian="10pt" style:font-size-complex="10pt"/>
    </style:style>
    <style:style style:name="P83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84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85" style:parent-style-name="Standard" style:family="paragraph">
      <style:paragraph-properties fo:margin-bottom="0in" fo:line-height="100%"/>
    </style:style>
    <style:style style:name="T86" style:parent-style-name="DefaultParagraphFont" style:family="text">
      <style:text-properties style:font-name="Georgia" style:font-name-complex="Georgia" fo:font-weight="bold" style:font-weight-asian="bold" fo:font-style="italic" style:font-style-asian="italic" fo:color="#000000" fo:font-size="10pt" style:font-size-asian="10pt" style:font-size-complex="10pt"/>
    </style:style>
    <style:style style:name="T87" style:parent-style-name="DefaultParagraphFont" style:family="text">
      <style:text-properties style:font-name="Georgia" style:font-name-complex="Georgia" fo:font-weight="bold" style:font-weight-asian="bold" fo:font-style="italic" style:font-style-asian="italic" fo:color="#000000" fo:font-size="10pt" style:font-size-asian="10pt" style:font-size-complex="10pt"/>
    </style:style>
    <style:style style:name="P88" style:parent-style-name="Standard" style:family="paragraph">
      <style:paragraph-properties fo:margin-bottom="0in" fo:line-height="100%"/>
    </style:style>
    <style:style style:name="T89" style:parent-style-name="DefaultParagraphFont" style:family="text">
      <style:text-properties style:font-name="Georgia" style:font-name-complex="Georgia" fo:font-weight="bold" style:font-weight-asian="bold" fo:color="#000000" fo:font-size="10pt" style:font-size-asian="10pt" style:font-size-complex="10pt"/>
    </style:style>
    <style:style style:name="T90" style:parent-style-name="Hyperlink" style:family="text">
      <style:text-properties style:font-name="Georgia" style:font-name-complex="Georgia" fo:font-weight="bold" style:font-weight-asian="bold" fo:font-size="10pt" style:font-size-asian="10pt" style:font-size-complex="10pt"/>
    </style:style>
    <style:style style:name="T91" style:parent-style-name="DefaultParagraphFont" style:family="text">
      <style:text-properties style:font-name="Georgia" style:font-name-complex="Georgia" fo:font-weight="bold" style:font-weight-asian="bold" fo:color="#000000" fo:font-size="10pt" style:font-size-asian="10pt" style:font-size-complex="10pt"/>
    </style:style>
    <style:style style:name="P92" style:parent-style-name="Standard" style:family="paragraph">
      <style:paragraph-properties fo:margin-bottom="0in" fo:line-height="100%"/>
    </style:style>
    <style:style style:name="P93" style:parent-style-name="Standard" style:family="paragraph">
      <style:paragraph-properties fo:margin-bottom="0in" fo:line-height="100%"/>
    </style:style>
    <style:style style:name="P94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95" style:parent-style-name="Standard" style:family="paragraph">
      <style:paragraph-properties fo:margin-bottom="0in" fo:line-height="100%"/>
    </style:style>
    <style:style style:name="T96" style:parent-style-name="DefaultParagraphFont" style:family="text">
      <style:text-properties style:font-name="Georgia" style:font-name-complex="Georgia" fo:font-weight="bold" style:font-weight-asian="bold" fo:font-style="italic" style:font-style-asian="italic" fo:color="#000000" fo:font-size="10pt" style:font-size-asian="10pt" style:font-size-complex="10pt"/>
    </style:style>
    <style:style style:name="T97" style:parent-style-name="DefaultParagraphFont" style:family="text">
      <style:text-properties style:font-name="Georgia" style:font-name-complex="Georgia" fo:font-weight="bold" style:font-weight-asian="bold" fo:font-style="italic" style:font-style-asian="italic" fo:color="#000000" fo:font-size="10pt" style:font-size-asian="10pt" style:font-size-complex="10pt"/>
    </style:style>
    <style:style style:name="P98" style:parent-style-name="Standard" style:family="paragraph">
      <style:paragraph-properties fo:margin-bottom="0in" fo:line-height="100%"/>
    </style:style>
    <style:style style:name="T99" style:parent-style-name="DefaultParagraphFont" style:family="text">
      <style:text-properties style:font-name="Georgia" style:font-name-complex="Georgia" fo:font-weight="bold" style:font-weight-asian="bold" fo:color="#000000" fo:font-size="10pt" style:font-size-asian="10pt" style:font-size-complex="10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02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103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06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07" style:parent-style-name="Standard" style:family="paragraph">
      <style:paragraph-properties fo:margin-bottom="0in" fo:line-height="100%"/>
    </style:style>
    <style:style style:name="T108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09" style:parent-style-name="Standard" style:family="paragraph">
      <style:paragraph-properties fo:margin-bottom="0in" fo:line-height="100%"/>
    </style:style>
    <style:style style:name="T110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T111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112" style:parent-style-name="Standard" style:family="paragraph">
      <style:paragraph-properties fo:margin-bottom="0in" fo:line-height="100%"/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113" style:parent-style-name="ListParagraph" style:list-style-name="WWNum5" style:family="paragraph">
      <style:paragraph-properties fo:margin-bottom="0in" fo:line-height="100%"/>
    </style:style>
    <style:style style:name="T114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15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16" style:parent-style-name="ListParagraph" style:list-style-name="WWNum5" style:family="paragraph">
      <style:paragraph-properties fo:margin-bottom="0in" fo:line-height="100%"/>
    </style:style>
    <style:style style:name="T117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18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19" style:parent-style-name="Standard" style:family="paragraph">
      <style:paragraph-properties fo:margin-bottom="0in" fo:line-height="100%"/>
    </style:style>
    <style:style style:name="T120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21" style:parent-style-name="Standard" style:family="paragraph">
      <style:paragraph-properties fo:margin-bottom="0in" fo:line-height="100%"/>
    </style:style>
    <style:style style:name="T122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T123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124" style:parent-style-name="Standard" style:family="paragraph">
      <style:paragraph-properties fo:margin-bottom="0in" fo:line-height="100%"/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125" style:parent-style-name="ListParagraph" style:list-style-name="WWNum6" style:family="paragraph">
      <style:paragraph-properties fo:margin-bottom="0in" fo:line-height="100%"/>
    </style:style>
    <style:style style:name="T126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27" style:parent-style-name="ListParagraph" style:list-style-name="WWNum6" style:family="paragraph">
      <style:paragraph-properties fo:margin-bottom="0in" fo:line-height="100%"/>
    </style:style>
    <style:style style:name="T128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29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30" style:parent-style-name="ListParagraph" style:list-style-name="WWNum6" style:family="paragraph">
      <style:paragraph-properties fo:margin-bottom="0in" fo:line-height="100%"/>
    </style:style>
    <style:style style:name="T131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32" style:parent-style-name="ListParagraph" style:list-style-name="WWNum6" style:family="paragraph">
      <style:paragraph-properties fo:margin-bottom="0in" fo:line-height="100%"/>
    </style:style>
    <style:style style:name="T133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34" style:parent-style-name="ListParagraph" style:list-style-name="WWNum6" style:family="paragraph">
      <style:paragraph-properties fo:margin-bottom="0in" fo:line-height="100%"/>
    </style:style>
    <style:style style:name="T135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36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37" style:parent-style-name="ListParagraph" style:list-style-name="WWNum6" style:family="paragraph">
      <style:paragraph-properties fo:margin-bottom="0in" fo:line-height="100%"/>
    </style:style>
    <style:style style:name="T138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39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40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41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42" style:parent-style-name="Standard" style:family="paragraph">
      <style:paragraph-properties fo:margin-bottom="0in" fo:line-height="100%"/>
    </style:style>
    <style:style style:name="T143" style:parent-style-name="DefaultParagraphFont" style:family="text"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44" style:parent-style-name="Standard" style:family="paragraph">
      <style:paragraph-properties fo:margin-bottom="0in" fo:line-height="100%"/>
    </style:style>
    <style:style style:name="T145" style:parent-style-name="DefaultParagraphFont" style:family="text">
      <style:text-properties style:font-name="Georgia" style:font-name-complex="Georgia-Italic" fo:font-style="italic" style:font-style-asian="italic" style:font-style-complex="italic" fo:color="#000000" fo:font-size="10pt" style:font-size-asian="10pt" style:font-size-complex="10pt"/>
    </style:style>
    <style:style style:name="P146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147" style:parent-style-name="ListParagraph" style:list-style-name="WWNum4" style:family="paragraph">
      <style:paragraph-properties fo:margin-bottom="0in" fo:line-height="100%"/>
    </style:style>
    <style:style style:name="T148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49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50" style:parent-style-name="ListParagraph" style:list-style-name="WWNum4" style:family="paragraph">
      <style:paragraph-properties fo:margin-bottom="0in" fo:line-height="100%"/>
    </style:style>
    <style:style style:name="T151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52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53" style:parent-style-name="ListParagraph" style:list-style-name="WWNum4" style:family="paragraph">
      <style:paragraph-properties fo:margin-bottom="0in" fo:line-height="100%"/>
    </style:style>
    <style:style style:name="T154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55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56" style:parent-style-name="ListParagraph" style:list-style-name="WWNum4" style:family="paragraph">
      <style:paragraph-properties fo:margin-bottom="0in" fo:line-height="100%"/>
    </style:style>
    <style:style style:name="T157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58" style:parent-style-name="ListParagraph" style:list-style-name="WWNum4" style:family="paragraph">
      <style:paragraph-properties fo:margin-bottom="0in" fo:line-height="100%"/>
    </style:style>
    <style:style style:name="T159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60" style:parent-style-name="ListParagraph" style:list-style-name="WWNum4" style:family="paragraph">
      <style:paragraph-properties fo:margin-bottom="0in" fo:line-height="100%"/>
    </style:style>
    <style:style style:name="T161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T162" style:parent-style-name="DefaultParagraphFont" style:family="text">
      <style:text-properties style:font-name="Georgia" style:font-name-complex="Georgia" fo:color="#000000" fo:font-size="10pt" style:font-size-asian="10pt" style:font-size-complex="10pt"/>
    </style:style>
    <style:style style:name="P163" style:parent-style-name="ListParagraph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164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65" style:parent-style-name="Standard" style:family="paragraph">
      <style:paragraph-properties fo:margin-bottom="0in" fo:line-height="100%"/>
      <style:text-properties style:font-name="Georgia" style:font-name-complex="Georgia" fo:color="#000000" fo:font-size="10pt" style:font-size-asian="10pt" style:font-size-complex="10pt"/>
    </style:style>
    <style:style style:name="P166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67" style:parent-style-name="Standard" style:family="paragraph">
      <style:paragraph-properties fo:margin-bottom="0in" fo:line-height="100%"/>
      <style:text-properties style:font-name="Georgia" style:font-name-complex="TimesNewRomanPS-BoldMT" fo:font-weight="bold" style:font-weight-asian="bold" style:font-weight-complex="bold" fo:color="#000000" fo:font-size="10pt" style:font-size-asian="10pt" style:font-size-complex="10pt"/>
    </style:style>
    <style:style style:name="P168" style:parent-style-name="ListParagraph" style:family="paragraph">
      <style:paragraph-properties fo:text-align="justify"/>
      <style:text-properties style:font-name="Georgia"/>
    </style:style>
    <style:style style:name="P169" style:parent-style-name="ListParagraph" style:family="paragraph">
      <style:paragraph-properties fo:text-align="justify"/>
      <style:text-properties style:font-name="Georgia"/>
    </style:style>
    <style:style style:name="P170" style:parent-style-name="ListParagraph" style:family="paragraph">
      <style:paragraph-properties fo:text-align="center"/>
    </style:style>
    <style:style style:name="T171" style:parent-style-name="DefaultParagraphFont" style:family="text">
      <style:text-properties style:font-name="Georgia"/>
    </style:style>
  </office:automatic-styles>
  <office:body>
    <office:text text:use-soft-page-breaks="true">
      <text:p text:style-name="P1"><text:span text:style-name="T2">Ross Epstein</text:span></text:p>
      <text:p text:style-name="P3"><text:span text:style-name="T4">(502) 751-1770 |<text:s/></text:span><text:span text:style-name="T5">ross.epstein@hotmail.com</text:span><text:span text:style-name="T6"><text:s text:c="2"/>| <text:s/>Eminence, KY</text:span></text:p>
      <text:p text:style-name="P7"><text:span text:style-name="T8">https://github.com/RossEpsteinKY | www.linkedin.com/in/ross-epstein</text:span></text:p>
      <text:p text:style-name="P9"/>
      <text:p text:style-name="P10"><text:span text:style-name="T11">SKILLS</text:span></text:p>
      <text:p text:style-name="Standard"><text:span text:style-name="T12">Languages</text:span><text:span text:style-name="T13">: <text:s/>HTML</text:span><text:span text:style-name="T14"><text:s/></text:span><text:span text:style-name="T15">5, CSS</text:span><text:span text:style-name="T16">, Python</text:span><text:span text:style-name="T17"><text:s/></text:span><text:span text:style-name="T18">3,<text:s/></text:span><text:span text:style-name="T19">JavaScript, Jquery.</text:span></text:p>
      <text:p text:style-name="Standard"><text:span text:style-name="T20">Database</text:span><text:span text:style-name="T21">: <text:s text:c="2"/>SQLITE, MySQL.</text:span></text:p>
      <text:p text:style-name="Standard"><text:span text:style-name="T22">Operating Systems</text:span><text:span text:style-name="T23">: <text:s/>Windows, LINUX, CentOS, Ubuntu.</text:span></text:p>
      <text:p text:style-name="Standard"><text:span text:style-name="T24">Software</text:span><text:span text:style-name="T25">: <text:s/>Visual Studio Code, Visual Studio 2015</text:span><text:span text:style-name="T26"><text:s/>&amp; 2017</text:span><text:span text:style-name="T27">, Photoshop, MAYA, Sage Software, Peachtree, Adobe Creative Suite, GIMP, Microsoft Office.</text:span></text:p>
      <text:p text:style-name="Standard"><text:span text:style-name="T28">Non-Technical</text:span><text:span text:style-name="T29">: <text:s text:c="2"/></text:span><text:span text:style-name="T30">Writing, Graphic design, Audio engineering and Sound Design.</text:span></text:p>
      <text:p text:style-name="P31"/>
      <text:p text:style-name="P32"><text:span text:style-name="T33">EDUCATION</text:span></text:p>
      <text:p text:style-name="P34"/>
      <text:p text:style-name="P35"><text:span text:style-name="T36">ACADEMY FOR INDIVIDUAL EXCELLENCE, Jeffersontown, Kentucky</text:span></text:p>
      <text:p text:style-name="P37"><text:span text:style-name="T38">May 2005 | High School Diploma</text:span></text:p>
      <text:p text:style-name="P39"/>
      <text:p text:style-name="P40"><text:span text:style-name="T41">CODE LOUISVILLE, Louisville, Kentucky</text:span></text:p>
      <text:p text:style-name="P42"><text:span text:style-name="T43">Aug 2017 - Nov 2017 | Front End Web Development Course</text:span></text:p>
      <text:p text:style-name="P44"><text:span text:style-name="T45">Front End Web Development (HTML, CSS, JAVASCRIPT, BOOTSTRAP)</text:span></text:p>
      <text:p text:style-name="P46"><text:span text:style-name="T47">Completed course.</text:span></text:p>
      <text:p text:style-name="P48"/>
      <text:p text:style-name="P49"><text:span text:style-name="T50">CODE LOUISVILLE, Louisville, Kentucky</text:span></text:p>
      <text:p text:style-name="P51"><text:span text:style-name="T52">Jan 2018 – March 2018 <text:s/>| <text:s/>Python Programming and Data Entry</text:span></text:p>
      <text:p text:style-name="P53"><text:span text:style-name="T54">Python for Data Analysis (Python, SQLITE, MySQL, Pandas, Bokeh, Matplotlib)</text:span></text:p>
      <text:p text:style-name="P55">Completed Course.</text:p>
      <text:p text:style-name="P56"/>
      <text:p text:style-name="P57"><text:span text:style-name="T58">CODE LOUISVILLE, Louisville, Kentucky</text:span></text:p>
      <text:p text:style-name="P59"><text:span text:style-name="T60">May</text:span><text:span text:style-name="T61"><text:s/>2018 –<text:s/></text:span><text:span text:style-name="T62">Expected Completion June<text:s/></text:span><text:span text:style-name="T63">2018 <text:s/>| <text:s/></text:span><text:span text:style-name="T64">C#.NET and ASP.NET development</text:span></text:p>
      <text:p text:style-name="P65"><text:span text:style-name="T66">C#.NET Course</text:span><text:span text:style-name="T67"><text:s/>(</text:span><text:span text:style-name="T68">C#, C#.NET, ASP.NET</text:span><text:span text:style-name="T69">, Entity Framework,<text:s/></text:span><text:span text:style-name="T70">LINQ,<text:s/></text:span><text:span text:style-name="T71">)</text:span></text:p>
      <text:p text:style-name="P72"><text:span text:style-name="T73">Expected Completion June 2018</text:span></text:p>
      <text:p text:style-name="P74"/>
      <text:p text:style-name="P75"/>
      <text:p text:style-name="P76"><text:span text:style-name="T77">HIGHLITED PROJECTS</text:span></text:p>
      <text:p text:style-name="P78"/>
      <text:p text:style-name="P79"><text:span text:style-name="T80">Steam Games Played Data Analysis</text:span></text:p>
      <text:p text:style-name="P81"><text:span text:style-name="T82">(https://github.com/RossEpsteinKY/CodeLouPythonProj)</text:span></text:p>
      <text:p text:style-name="P83">I created a Python app to import and scrub data from a hosted CSV file containing data that was up to date (as of project creation)<text:s/>and an accurate logging of total hours played for all games on the STEAM network. <text:s/>The results for the top 10 most 10 games played overall are displayed in a pie chart for comparison. <text:s/>This project uses Python 3, Matplotlib, SQLITE3, and Pandas.</text:p>
      <text:p text:style-name="P84"/>
      <text:p text:style-name="P85"><text:span text:style-name="T86">Rolling S</text:span><text:span text:style-name="T87">tone Top 500 Album Analysis</text:span></text:p>
      <text:p text:style-name="P88"><text:span text:style-name="T89">(</text:span><text:a xlink:href="https://github.com/RossEpsteinKY/RollingStoneTop500Analysis" office:target-frame-name="_top" xlink:show="replace"><text:span text:style-name="T90">https://github.com/RossEpsteinKY/RollingStoneTop500Analysis</text:span></text:a><text:span text:style-name="T91">)</text:span></text:p>
      <text:p text:style-name="P92">An analysis of the top 500 Rolling Stone Best Albums of All Time to see which artists appear the most. Uses Python, matplotlib, bokeh.</text:p>
      <text:p text:style-name="P93"/>
      <text:p text:style-name="P94"/>
      <text:p text:style-name="P95"><text:span text:style-name="T96">Varangian</text:span><text:span text:style-name="T97"><text:s/>Horde Blacksmith Shoppe</text:span></text:p>
      <text:p text:style-name="P98"><text:span text:style-name="T99">(https://github.com/RossEpsteinKY/VarangianHorde)</text:span></text:p>
      <text:p text:style-name="P100"><text:span text:style-name="T101">Website created for my blacksmithing business. <text:s/>This project uses HTML5, CSS, Javascript, and Bootstrap.</text:span></text:p>
      <text:p text:style-name="P102"/>
      <text:p text:style-name="P103"/>
      <text:p text:style-name="P104"><text:span text:style-name="T105">WORK EXPERIENCE</text:span></text:p>
      <text:p text:style-name="P106"/>
      <text:p text:style-name="P107"><text:span text:style-name="T108">FREELANCE WEB DESIGN, Eminence, Kentucky</text:span></text:p>
      <text:p text:style-name="P109"><text:span text:style-name="T110">May 2013 - Prese</text:span><text:span text:style-name="T111">nt | Front End Web Developer</text:span></text:p>
      <text:p text:style-name="P112"/>
      <text:list text:style-name="WWNum5">
        <text:list-item>
          <text:p text:style-name="P113"><text:span text:style-name="T114">Created a website for a 30 year business to increase their online web presence. <text:s/>In addition to the online site I implemented a system for the company to have an @domain.com email address so that they were no longer using<text:s/></text:span><text:span text:style-name="T115">personal email for business.</text:span></text:p>
        </text:list-item>
        <text:list-item>
          <text:p text:style-name="P116"><text:span text:style-name="T117">Created a website for a local up and coming business called the Market For Mischief as a charity piece as they were unable to afford a web designer.</text:span></text:p>
        </text:list-item>
      </text:list>
      <text:p text:style-name="P118"/>
      <text:p text:style-name="P119"><text:span text:style-name="T120">FREELANCE GRAPHIC DESIGN, Eminence, Kentucky</text:span></text:p>
      <text:p text:style-name="P121"><text:span text:style-name="T122">Feb 2013 - Present | Freelance<text:s/></text:span><text:span text:style-name="T123">Graphic Designer</text:span></text:p>
      <text:p text:style-name="P124"/>
      <text:list text:style-name="WWNum6">
        <text:list-item>
          <text:p text:style-name="P125"><text:span text:style-name="T126">Created and designed a sales catalog for a 30 year company. <text:s/>The deadline was 6 months and I completed it in roughly four months. <text:s/>The company's catalog at time of implementation was 5 years out of date.</text:span></text:p>
        </text:list-item>
        <text:list-item>
          <text:p text:style-name="P127"><text:span text:style-name="T128">The sales catalog and website incr</text:span><text:span text:style-name="T129">eased sales for the company roughly 50% in a year.</text:span></text:p>
        </text:list-item>
        <text:list-item>
          <text:p text:style-name="P130"><text:span text:style-name="T131">Created various promotional flyers and info graphics for sales companies.</text:span></text:p>
        </text:list-item>
        <text:list-item>
          <text:p text:style-name="P132"><text:span text:style-name="T133">Created many flyers and promotional materials for bands and charity events.</text:span></text:p>
        </text:list-item>
        <text:list-item>
          <text:p text:style-name="P134"><text:span text:style-name="T135">Designed album art for musicians and bands to increase<text:s/></text:span><text:span text:style-name="T136">show visibility and attendance.</text:span></text:p>
        </text:list-item>
        <text:list-item>
          <text:p text:style-name="P137"><text:span text:style-name="T138">Designed album art for the EP album “EMPATHY” by Doppelganger.</text:span></text:p>
        </text:list-item>
      </text:list>
      <text:p text:style-name="P139"/>
      <text:p text:style-name="P140"/>
      <text:p text:style-name="P141"/>
      <text:p text:style-name="P142"><text:span text:style-name="T143">BG SALES, Louisville, Kentucky</text:span></text:p>
      <text:p text:style-name="P144"><text:span text:style-name="T145">Nov 2013 - Present | Operations Manager / Senior Help Desk Technician</text:span></text:p>
      <text:p text:style-name="P146"/>
      <text:list text:style-name="WWNum4">
        <text:list-item>
          <text:p text:style-name="P147"><text:span text:style-name="T148">Implemented a new and efficient method for outside sales</text:span><text:span text:style-name="T149"><text:s/>representatives to input orders into our system. <text:s/>The new system increased speed for outside sales representatives submit-to-ship by 25% and reduced errors on those orders during picking by nearly 60%.</text:span></text:p>
        </text:list-item>
        <text:list-item>
          <text:p text:style-name="P150"><text:span text:style-name="T151">Implemented a firewall and security system to reduce<text:s/></text:span><text:span text:style-name="T152">instances of malware, spyware, and viruses on the computers at the business. <text:s/>As well an alert system was implemented to email me whenever an instance of malware or viruses were detected.</text:span></text:p>
        </text:list-item>
        <text:list-item>
          <text:p text:style-name="P153"><text:span text:style-name="T154">Install hardware and software on computers throughout the company as</text:span><text:span text:style-name="T155"><text:s/>needed in a timely fashion</text:span></text:p>
        </text:list-item>
        <text:list-item>
          <text:p text:style-name="P156"><text:span text:style-name="T157">Facilitate the repairs of all computers in a timely fashion.</text:span></text:p>
        </text:list-item>
        <text:list-item>
          <text:p text:style-name="P158"><text:span text:style-name="T159">Boosted company earnings by 50% in under a year.</text:span></text:p>
        </text:list-item>
        <text:list-item>
          <text:p text:style-name="P160"><text:span text:style-name="T161">During a total company-wide system crash I recovered our company data for Peachtree Accounting and SAGE Payment Soluti</text:span><text:span text:style-name="T162">ons and was able to <text:s/>restore the company.</text:span></text:p>
        </text:list-item>
      </text:list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1">References are available upon reques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TimesNewRomanPS-BoldMT" svg:font-family="TimesNewRomanPS-BoldMT" style:font-family-generic="system" style:font-pitch="variable"/>
    <style:font-face style:name="Georgia-Italic" svg:font-family="Georgia-Italic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style:language-asian="ja" style:country-asian="JP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SpacingChar" style:display-name="No Spacing Char" style:family="text" style:parent-style-name="DefaultParagraphFont">
      <style:text-properties style:font-name-complex="F" style:language-asian="ja" style:country-asian="JP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in" fo:margin-left="0.7in" fo:margin-bottom="0.7in" fo:margin-right="0.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oss Epstein</dc:title>
    <dc:subject>Resume</dc:subject>
    <meta:initial-creator>158 Elm Tree Place</meta:initial-creator>
    <dc:creator>Ross</dc:creator>
    <meta:creation-date>2018-04-09T22:14:00Z</meta:creation-date>
    <dc:date>2018-05-14T19:27:00Z</dc:date>
    <meta:template xlink:href="Normal.dotm" xlink:type="simple"/>
    <meta:editing-cycles>11</meta:editing-cycles>
    <meta:editing-duration>PT13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8" meta:word-count="653" meta:character-count="4370" meta:row-count="31" meta:non-whitespace-character-count="3725"/>
  </office:meta>
</office:document-meta>
</file>